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맑은 고딕" svg:font-family="'맑은 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맑은 고딕" fo:font-size="11pt" officeooo:rsid="001e3c4a" officeooo:paragraph-rsid="0033d0a1" style:font-name-asian="맑은 고딕" style:font-size-asian="11pt" style:font-size-complex="11pt"/>
    </style:style>
    <style:style style:name="P2" style:family="paragraph" style:parent-style-name="Standard">
      <style:text-properties style:font-name="맑은 고딕" fo:font-size="11pt" officeooo:rsid="001e3c4a" officeooo:paragraph-rsid="003cde8d" style:font-name-asian="맑은 고딕" style:font-size-asian="11pt" style:font-size-complex="11pt"/>
    </style:style>
    <style:style style:name="P3" style:family="paragraph" style:parent-style-name="Standard">
      <style:text-properties style:font-name="맑은 고딕" fo:font-size="11pt" officeooo:paragraph-rsid="003b3872" style:font-name-asian="맑은 고딕" style:font-size-asian="11pt" style:font-size-complex="11pt"/>
    </style:style>
    <style:style style:name="P4" style:family="paragraph" style:parent-style-name="Standard">
      <style:text-properties style:font-name="맑은 고딕" fo:font-size="11pt" officeooo:rsid="001e3c4a" officeooo:paragraph-rsid="0033d0a1" style:font-name-asian="맑은 고딕" style:font-size-asian="11pt" style:language-asian="ko" style:country-asian="KR" style:font-size-complex="11pt"/>
    </style:style>
    <style:style style:name="P5" style:family="paragraph" style:parent-style-name="Standard">
      <style:text-properties style:font-name="맑은 고딕" fo:font-size="11pt" officeooo:rsid="001e3c4a" officeooo:paragraph-rsid="004d5182" style:font-name-asian="맑은 고딕" style:font-size-asian="11pt" style:language-asian="ko" style:country-asian="KR" style:font-size-complex="11pt"/>
    </style:style>
    <style:style style:name="P6" style:family="paragraph" style:parent-style-name="Standard">
      <style:text-properties style:font-name="맑은 고딕" fo:font-size="11pt" officeooo:paragraph-rsid="003b3872" style:font-name-asian="맑은 고딕" style:font-size-asian="11pt" style:language-asian="ko" style:country-asian="KR" style:font-size-complex="11pt"/>
    </style:style>
    <style:style style:name="P7" style:family="paragraph" style:parent-style-name="Standard">
      <style:text-properties style:font-name="맑은 고딕" fo:font-size="11pt" officeooo:paragraph-rsid="003cde8d" style:font-name-asian="맑은 고딕" style:font-size-asian="11pt" style:language-asian="ko" style:country-asian="KR" style:font-size-complex="11pt"/>
    </style:style>
    <style:style style:name="P8" style:family="paragraph" style:parent-style-name="Standard">
      <style:text-properties style:font-name="맑은 고딕" fo:font-size="11pt" officeooo:paragraph-rsid="003df795" style:font-name-asian="맑은 고딕" style:font-size-asian="11pt" style:language-asian="ko" style:country-asian="KR" style:font-size-complex="11pt"/>
    </style:style>
    <style:style style:name="P9" style:family="paragraph" style:parent-style-name="Text_20_body">
      <style:text-properties style:text-position="33% 80%" style:font-name="맑은 고딕" fo:font-size="11pt" style:font-name-asian="맑은 고딕" style:font-size-asian="11pt" style:font-size-complex="11pt"/>
    </style:style>
    <style:style style:name="P10" style:family="paragraph" style:parent-style-name="Text_20_body">
      <style:text-properties style:font-name="맑은 고딕" fo:font-size="11pt" style:font-name-asian="맑은 고딕" style:font-size-asian="11pt" style:language-asian="ko" style:country-asian="KR" style:font-size-complex="11pt"/>
    </style:style>
    <style:style style:name="P11" style:family="paragraph" style:parent-style-name="Text_20_body">
      <style:text-properties style:font-name="맑은 고딕" fo:font-size="11pt" officeooo:rsid="00049a36" style:font-name-asian="맑은 고딕" style:font-size-asian="11pt" style:language-asian="ko" style:country-asian="KR" style:font-size-complex="11pt"/>
    </style:style>
    <style:style style:name="P12" style:family="paragraph" style:parent-style-name="Text_20_body">
      <style:text-properties style:font-name="맑은 고딕" fo:font-size="11pt" officeooo:rsid="00049a36" officeooo:paragraph-rsid="00078d1d" style:font-name-asian="맑은 고딕" style:font-size-asian="11pt" style:language-asian="ko" style:country-asian="KR" style:font-size-complex="11pt"/>
    </style:style>
    <style:style style:name="P13" style:family="paragraph" style:parent-style-name="Text_20_body">
      <style:text-properties style:font-name="맑은 고딕" fo:font-size="11pt" officeooo:rsid="00049a36" officeooo:paragraph-rsid="00078dba" style:font-name-asian="맑은 고딕" style:font-size-asian="11pt" style:language-asian="ko" style:country-asian="KR" style:font-size-complex="11pt"/>
    </style:style>
    <style:style style:name="P14" style:family="paragraph" style:parent-style-name="Text_20_body">
      <style:text-properties style:font-name="맑은 고딕" fo:font-size="11pt" officeooo:rsid="00049a36" officeooo:paragraph-rsid="0011bf8a" style:font-name-asian="맑은 고딕" style:font-size-asian="11pt" style:language-asian="ko" style:country-asian="KR" style:font-size-complex="11pt"/>
    </style:style>
    <style:style style:name="P15" style:family="paragraph" style:parent-style-name="Text_20_body">
      <style:text-properties style:font-name="맑은 고딕" fo:font-size="11pt" officeooo:rsid="00049a36" officeooo:paragraph-rsid="001b187f" style:font-name-asian="맑은 고딕" style:font-size-asian="11pt" style:language-asian="ko" style:country-asian="KR" style:font-size-complex="11pt"/>
    </style:style>
    <style:style style:name="P16" style:family="paragraph" style:parent-style-name="Text_20_body">
      <style:text-properties style:font-name="맑은 고딕" fo:font-size="11pt" officeooo:rsid="00049a36" officeooo:paragraph-rsid="0021f451" style:font-name-asian="맑은 고딕" style:font-size-asian="11pt" style:language-asian="ko" style:country-asian="KR" style:font-size-complex="11pt"/>
    </style:style>
    <style:style style:name="P17" style:family="paragraph" style:parent-style-name="Text_20_body">
      <style:text-properties style:font-name="맑은 고딕" fo:font-size="11pt" officeooo:rsid="0009cc87" officeooo:paragraph-rsid="0009cc87" style:font-name-asian="맑은 고딕" style:font-size-asian="11pt" style:language-asian="ko" style:country-asian="KR" style:font-size-complex="11pt"/>
    </style:style>
    <style:style style:name="P18" style:family="paragraph" style:parent-style-name="Text_20_body">
      <style:text-properties style:font-name="맑은 고딕" fo:font-size="11pt" officeooo:rsid="0010fc85" officeooo:paragraph-rsid="000fc870" style:font-name-asian="맑은 고딕" style:font-size-asian="11pt" style:language-asian="ko" style:country-asian="KR" style:font-size-complex="11pt"/>
    </style:style>
    <style:style style:name="P19" style:family="paragraph" style:parent-style-name="Text_20_body">
      <style:text-properties style:font-name="맑은 고딕" fo:font-size="11pt" officeooo:rsid="00158b3a" officeooo:paragraph-rsid="00158b3a" style:font-name-asian="맑은 고딕" style:font-size-asian="11pt" style:language-asian="ko" style:country-asian="KR" style:font-size-complex="11pt"/>
    </style:style>
    <style:style style:name="P20" style:family="paragraph" style:parent-style-name="Text_20_body">
      <style:text-properties style:font-name="맑은 고딕" fo:font-size="11pt" style:font-name-asian="맑은 고딕" style:font-size-asian="11pt" style:font-size-complex="11pt"/>
    </style:style>
    <style:style style:name="P21" style:family="paragraph" style:parent-style-name="Text_20_body">
      <style:text-properties style:font-name="맑은 고딕" fo:font-size="11pt" officeooo:rsid="0009cc87" officeooo:paragraph-rsid="0009cc87" style:font-name-asian="맑은 고딕" style:font-size-asian="11pt" style:font-size-complex="11pt"/>
    </style:style>
    <style:style style:name="P22" style:family="paragraph" style:parent-style-name="Text_20_body">
      <style:text-properties style:font-name="맑은 고딕" fo:font-size="11pt" officeooo:paragraph-rsid="0011bf8a" style:font-name-asian="맑은 고딕" style:font-size-asian="11pt" style:font-size-complex="11pt"/>
    </style:style>
    <style:style style:name="P23" style:family="paragraph" style:parent-style-name="Text_20_body">
      <style:text-properties style:font-name="맑은 고딕" fo:font-size="11pt" officeooo:paragraph-rsid="001d3867" style:font-name-asian="맑은 고딕" style:font-size-asian="11pt" style:font-size-complex="11pt"/>
    </style:style>
    <style:style style:name="P24" style:family="paragraph" style:parent-style-name="Text_20_body">
      <style:text-properties style:font-name="맑은 고딕" fo:font-size="11pt" officeooo:paragraph-rsid="000fc870" style:font-name-asian="맑은 고딕" style:font-size-asian="11pt" style:font-size-complex="11pt"/>
    </style:style>
    <style:style style:name="P25" style:family="paragraph" style:parent-style-name="Text_20_body">
      <style:text-properties style:font-name="맑은 고딕" fo:font-size="11pt" officeooo:paragraph-rsid="00158b3a" style:font-name-asian="맑은 고딕" style:font-size-asian="11pt" style:font-size-complex="11pt"/>
    </style:style>
    <style:style style:name="P26" style:family="paragraph" style:parent-style-name="Text_20_body">
      <style:text-properties style:font-name="맑은 고딕" fo:font-size="11pt" officeooo:paragraph-rsid="000e544f" style:font-name-asian="맑은 고딕" style:font-size-asian="11pt" style:font-size-complex="11pt"/>
    </style:style>
    <style:style style:name="P27" style:family="paragraph" style:parent-style-name="Text_20_body">
      <style:text-properties style:font-name="맑은 고딕" fo:font-size="11pt" officeooo:paragraph-rsid="003cde8d" style:font-name-asian="맑은 고딕" style:font-size-asian="11pt" style:font-size-complex="11pt"/>
    </style:style>
    <style:style style:name="T1" style:family="text">
      <style:text-properties style:text-position="33% 80%"/>
    </style:style>
    <style:style style:name="T2" style:family="text">
      <style:text-properties style:language-asian="ko" style:country-asian="KR"/>
    </style:style>
    <style:style style:name="T3" style:family="text">
      <style:text-properties officeooo:rsid="00049a36" style:language-asian="ko" style:country-asian="KR"/>
    </style:style>
    <style:style style:name="T4" style:family="text">
      <style:text-properties officeooo:rsid="000fc870" style:language-asian="ko" style:country-asian="KR"/>
    </style:style>
    <style:style style:name="T5" style:family="text">
      <style:text-properties officeooo:rsid="0010fc85" style:language-asian="ko" style:country-asian="KR"/>
    </style:style>
    <style:style style:name="T6" style:family="text">
      <style:text-properties officeooo:rsid="00158b3a" style:language-asian="ko" style:country-asian="KR"/>
    </style:style>
    <style:style style:name="T7" style:family="text">
      <style:text-properties officeooo:rsid="001cd3e3" style:language-asian="ko" style:country-asian="KR"/>
    </style:style>
    <style:style style:name="T8" style:family="text">
      <style:text-properties officeooo:rsid="001d3867" style:language-asian="ko" style:country-asian="KR"/>
    </style:style>
    <style:style style:name="T9" style:family="text">
      <style:text-properties officeooo:rsid="003166cd" style:language-asian="ko" style:country-asian="KR"/>
    </style:style>
    <style:style style:name="T10" style:family="text">
      <style:text-properties officeooo:rsid="001e3c4a" style:language-asian="ko" style:country-asian="KR"/>
    </style:style>
    <style:style style:name="T11" style:family="text">
      <style:text-properties officeooo:rsid="003b3872" style:language-asian="ko" style:country-asian="KR"/>
    </style:style>
    <style:style style:name="T12" style:family="text">
      <style:text-properties officeooo:rsid="00388153"/>
    </style:style>
    <style:style style:name="T13" style:family="text">
      <style:text-properties officeooo:rsid="004eec4f"/>
    </style:style>
    <style:style style:name="T14" style:family="text">
      <style:text-properties officeooo:rsid="00049a36"/>
    </style:style>
    <style:style style:name="T15" style:family="text">
      <style:text-properties officeooo:rsid="001e3c4a"/>
    </style:style>
    <style:style style:name="T16" style:family="text">
      <style:text-properties style:text-position="-8% 80%"/>
    </style:style>
    <style:style style:name="T17" style:family="text">
      <style:text-properties officeooo:rsid="004f4f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세상은 의도하지 않은 결과들로 움직인다. 의도가 아무리 숭고해도, 하나의 문제를 해결하면서 다른 무언가를 엉망으로 만들어버릴 가능성이 크다.” - 랜드 비어스, 미국국가안전보장회의 위원</text:p>
      <text:p text:style-name="P13">“모든 일에는 의도하지 않은 결과가 따르기 마련이다.” - 스티브 잡스</text:p>
      <text:p text:style-name="P13">"과거와 현재에 대해 더 많이 알게될 수록, 역사가 인간의 계획을 얼마나 손쉽게 따돌리는지 감탄하게 된다." - 타키투스</text:p>
      <text:p text:style-name="P13"/>
      <text:p text:style-name="P21"><text:span text:style-name="T3">‘I </text:span><text:span text:style-name="T2">know an old lady’라는 노래에는 파리를 삼킨 할머니가 나옵니다. 어떤 할머니가 뱃속의 파리를 제거하기 위해 거미를 삼킵니다. 다음에는 거미를 잡기 위해 새를 삼키고, 이런 식으로 계속해서 고양이와 개, 소를 삼키다가 마침내 말까지 삼킵니다. 결국 할머니가 죽으면서 이 노래는 끝납니다.</text:span></text:p>
      <text:p text:style-name="P17">의도하지 않은 결과(Unintended Consequences)를 잘 보여주는 노래입니다.</text:p>
      <text:p text:style-name="P11"/>
      <text:p text:style-name="P22"><text:span text:style-name="T3">• 빌</text:span><text:span text:style-name="T7">&amp;</text:span><text:span text:style-name="T3">멜린다 게이츠 재단은 아프리카의 말라리아 유행을 줄이기 위해 살충효과가 있는 모기장을 모잠비크에 배포하였습니다. 주민들은 모기장을 물고기 잡는 그물로 쓸 수 있다는 사실을 알게되었습니다. 이는 남획으로 이어졌고, 모잠비크 생태계는 심각하게 파괴되었으며 주민들의 </text:span><text:span text:style-name="T9">건강과 </text:span><text:span text:style-name="T3">생계는 더욱 악화되었습니다.</text:span></text:p>
      <text:p text:style-name="P14"/>
      <text:p text:style-name="P15">• 지역 공해를 줄이기 위해 공장의 굴뚝들을 높이자, 오염물질은 더 높은 고도에 흩어졌고, 전세계적인 산성비를 유발했습니다.</text:p>
      <text:p text:style-name="P23"><text:span text:style-name="T3">• </text:span><text:span text:style-name="T8">1980년대 한국에 초음파 검사 기술이 도입되었습니다. 이 기술은 당시 한국에 만연했던 남아선호사상과 맞물려 여아 대량 낙태 사태를 일으켰습니다.</text:span></text:p>
      <text:p text:style-name="P16">• 한국의 관심병사 제도, 그린캠프 제도는 병영생활에 부적응하는 병사들을 돕기 위해 만들어졌으나, 실제로는 낙인효과를 일으켜 병영생활 적응을 더욱 어렵게 만들었습니다.</text:p>
      <text:p text:style-name="P1"><text:span text:style-name="T3">• </text:span><text:s/><text:span text:style-name="T2">산업혁명은 </text:span>석탄, 석유 같은 화석연료의 <text:span text:style-name="T2">대규모 사용으로 이어졌고, 이는</text:span> 기후변화 문제를 일으켰으며, 현재진행형입니다.</text:p>
      <text:p text:style-name="P1"><text:span text:style-name="T3">• </text:span><text:s/>플라스틱 발명은 미세 플라스틱 오염 문제를 일으켰으며, 현재진행형입니다.</text:p>
      <text:p text:style-name="P1"><text:span text:style-name="T3">• </text:span><text:s/>살충제 <text:span text:style-name="T12">DDT의 발명은 생태계를 독성물질로 오염시켰을 뿐만 아니라, 생태계에 퍼진 독성물질이 생물농축으로 인해 인간에게도 전해졌습니다. 또한 모기들은 </text:span><text:span text:style-name="T13">DDT에 대해 저항하는 유전자를 얻게 되었습니다.</text:span></text:p>
      <text:p text:style-name="P4"><text:span text:style-name="T14">• </text:span><text:s/>탈리도마이드는 입덧 치료 효과가 뛰어나 임산부들에게 사랑받았지만, 기형아를 유발하는 치명적인 부작용을 일으켰습니다.</text:p>
      <text:p text:style-name="P4"/>
      <text:p text:style-name="P5"><text:span text:style-name="T14">• “친환경” 기술로 알려진 태양광 발전소는, 햇빛을 생명체들로부터 차단해 생태계를 파괴합니다.</text:span></text:p>
      <text:p text:style-name="P5"><text:span text:style-name="T14">• “친환경” 기술로 알려진 풍력 발전기의 터빈은 새들을 죽입니다. 또한 풍력 발전기에는 네오디뮴 자석이 쓰이는데, 이는 희토류 원소이기 때문에 채굴 과정에서 중금속 오염과 방사성 폐기물이 발생합니다.</text:span></text:p>
      <text:p text:style-name="P24"><text:span text:style-name="T3">• </text:span><text:span text:style-name="T4">1872년 자메이카의 사탕수수농장에서 쥐가 골치를 썩이고 있었습니다. 그래서 쥐를 죽이기 위해 인도에서 몽구스를 데려와 섬에 풀어주었습니다. 그러나 몽구스는 집쥐는 잘 잡았지만 곰쥐를 잡는 데에는 무능했습니다. 게다가 쥐만 잡지 않고 땅에 둥지를 트는 새들과 양서류, </text:span><text:soft-page-break/><text:span text:style-name="T4">파충류도 사냥했습니다.지금은 매부리 바다거북이와 푸른 바다거북이를 위협하고 있습니다. </text:span><text:span text:style-name="T5">1883년 하와이에서 정확히 동일한 일이 발생했습니다.</text:span></text:p>
      <text:p text:style-name="P18"/>
      <text:p text:style-name="P25"><text:span text:style-name="T3">• </text:span><text:span text:style-name="T6">2001년 9월 11일 테러 발생 후, 미국은 “테러와의 전쟁”을 선포했습니다. “테러와의 전쟁”이라는 표현은 테러가 범죄가 아니라 숭고한 교전행위처럼 느껴지게 만들었습니다. 덕분에 테러단체들은 더 많은 인력을 확보할 수 있게 되었습니다.</text:span></text:p>
      <text:p text:style-name="P19"/>
      <text:p text:style-name="P26"><text:span text:style-name="T3">• </text:span>기원전 2세기 전반, 로마는 사회적 타락을 막기 위해 무차별적인 소비를 제한하는 사치 금지법을 통과시<text:span text:style-name="T3">켰습니다</text:span>. 이런 류의 법률들이 언제나 그렇듯이, 의도한 효과를 얻지 못했고, 로마인들은 계속해서 타락했<text:span text:style-name="T2">습니다</text:span>.<text:span text:style-name="T1">4</text:span> 기원전 1세기 전반, 로마는 정치적으로 불안정해졌<text:span text:style-name="T2">습니다</text:span>. 루시우스 코넬리우스 술라(Lucius Cornelius Sulla)는 휘하 병사들을 이끌어 수도를 점령하고, 반대파들을 물리적으로 제거하고, 안정적인 정부를 복구시키기 위해 개혁 정책들을 펼쳤<text:span text:style-name="T2">습니다</text:span>. 하지만 술라의 개입은 상황을 더욱 악화시켰<text:span text:style-name="T2">습니다</text:span>. 그가 “합법적인 정부를 수호”하던 사람들을 죽이고, 원로원을 “귀족정을 꽃피우게 했던 공공 봉사 정신과는 정 반대의 성향을 갖고 있던” 무책임한 사람들로 채웠기 때문<text:span text:style-name="T2">입니다</text:span>.<text:span text:style-name="T1">5</text:span> 결과적으로 로마의 정치 체제는 계속해서 무너져갔고, 기원전 1세기 중반 즈음 로마의 전통적인 공화정은 사실상 소멸<text:span text:style-name="T2">했습니다</text:span>.</text:p>
      <text:p text:style-name="P9"/>
      <text:p text:style-name="P26">• 19세기 후반의 미국<text:span text:style-name="T2">의 </text:span>자선가들과 주택 개혁가들<text:span text:style-name="T2">은</text:span> 노동자-주택 계획을 시행했<text:span text:style-name="T2">습니다</text:span>. 그들의 목표는 노동자들의 생활 수준을 개선함과 동시에 매년 5%의 수익을 얻을 수 있음을 증명하는 것이었<text:span text:style-name="T2">습니다</text:span>. 개혁가들은 이러한 주택이 주택 소유주들 간의 경쟁으로 인해 새로운 표준이 될 것으로 기대했<text:span text:style-name="T2">습니다</text:span>. 불행하게도, 이 해결책은 실패했<text:span text:style-name="T2">습니다. </text:span>수많은 도시노동자들이 오직 수익을 얻을 목적으로 주택에 몰려들었<text:span text:style-name="T2">기 때문입니다.</text:span></text:p>
      <text:p text:style-name="P9"/>
      <text:p text:style-name="P26">• 한 때 인터넷을 통해 등장한 “진정으로 상호연결된 세계”는 “문화를 초월한 협력과 세계적 계몽”으로 이어질 것이라고 여겨졌<text:span text:style-name="T2">습니</text:span>다. “사회들이 더 자유롭게 소통하면서… 공감능력이 향상될 것이고, 진실을 찾기 더 쉬워질 것이며, 갈등원인들은 사라질 것이다. 다시 말해서, SNS의 시대는 평화와 공감의 시대가 될 것이다.”<text:span text:style-name="T1">11</text:span>실제 결과는 영 딴판<text:span text:style-name="T2">입니</text:span>다. 실제로는, 인터넷은 사람들이 “탈진실” 사회라고 부르는 사회가 등장하는데 지대한 역할을 했<text:span text:style-name="T2">습니</text:span>다. <text:span text:style-name="T2">인터넷은 혐오의 확대, 재생산을 유발했습니다.</text:span></text:p>
      <text:p text:style-name="P10"/>
      <text:p text:style-name="P20">• 기원전 6세기, 아테네의 정치가 솔론(Solon)의 개혁안은 귀족들의 부와 특권을 보존하면서 아티카의 hektemorage(대충 농노제와 유사함)를 폐지하는 것<text:span text:style-name="T2">을 목표로 했습니다</text:span>. 이 측면에서 솔론의 개혁은 성공했<text:span text:style-name="T2">습니</text:span>다. 하지만 또한, 솔론이 절대 용납하지 않았을 <text:span text:style-name="T2">의도하지 않은</text:span> 결과가 발생했<text:span text:style-name="T2">습니</text:span>다. “농노” 해방은 노동력 부족을 유발했고, 아테네인들은 아티카 외부에서 수많은 노예들을 구매, 납치해왔<text:span text:style-name="T2">습니</text:span>다. 이로 인해 아테네는 노예제 사회가 되었<text:span text:style-name="T2">습니</text:span>다. 솔론의 개혁은 또 <text:soft-page-break/>다른 <text:span text:style-name="T2">의도하지 않은</text:span> 결과를 가져왔<text:span text:style-name="T2">습니</text:span>다. 아테네는 기원전 6세기 대부분을 페이시스트라토스(Peisistratos)의 <text:span text:style-name="T2">대중주의 독재</text:span> <text:span text:style-name="T2">치하에서 보내게 </text:span>되었<text:span text:style-name="T2">습니</text:span>다.<text:span text:style-name="T1">15</text:span></text:p>
      <text:p text:style-name="P9"/>
      <text:p text:style-name="P20">• 미국에서, 개혁가들의 광기는 1919년 수정조항 “금주법”(알코올 음료의 제작, 판매, 운송을 금지한 법률)의 제정으로 이어졌<text:span text:style-name="T2">습니</text:span>다. 금주법의 단기적인 목표는 성공적으로 이루어졌<text:span text:style-name="T2">습니</text:span>다. 미국의 1인당 알코올 소비량<text:span text:style-name="T2">이</text:span> 60%~70%가량 줄<text:span text:style-name="T2">었</text:span>으며, 알코올로 인한 질병과 사망을 줄<text:span text:style-name="T2">었</text:span>으며, <text:span text:style-name="T2">술집들을 없앴습니다</text:span>. 한편으로는, 금주법은 범죄조직들에게 불법 주류 생산, 밀수를 통해 엄청난 이익을 얻을 기회를 주었<text:span text:style-name="T2">습니</text:span>다. 따라서 금주법은 조직 범죄를 엄청나게 성장하게 만들었<text:span text:style-name="T2">습니</text:span>다. <text:span text:style-name="T2">그 뿐만 아니라</text:span> 금주법은 공공기관과 개별 시민들 양쪽을 모두 부패하게 만들었<text:span text:style-name="T2">습니</text:span>다. 얼마안가 금주법이 심각한 실수라는 것<text:span text:style-name="T2">이</text:span> 명백해졌고, 1933년 추가 수정조항을 통해 무효화되었<text:span text:style-name="T2">습니</text:span>다.<text:span text:style-name="T1">18</text:span></text:p>
      <text:p text:style-name="P20">• 20세기 후반 소위 “녹색 혁명”은 제3세계에 최신 농업 기술을 소개해 수확량을 증진시켜 기아를 완화시키는 것이 목적이었<text:span text:style-name="T2">습니</text:span>다. 실제로 수확량을 증진시켰<text:span text:style-name="T2">습니</text:span>다. 하지만 비록 “녹색 혁명”은 국가 차원에서의 곡식 생산량을 기준으로 보면 성공이었지만, 공동체와 개인의 입장에서는 문제가 성공을 압<text:span text:style-name="T2">도했습니다.</text:span> 세계의 몇몇 지역에서는 녹색 혁명은 그저 재앙에 불과했<text:span text:style-name="T2">습니</text:span>다. 예를들어, (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text:span text:style-name="T2">습니</text:span>다.</text:p>
      <text:p text:style-name="P20"/>
      <text:p text:style-name="P27"><text:span text:style-name="T2">왜 인간 사회와 생태계에 개입하거나 새로운 기술을 발명할때마다 의도하지 않은 결과</text:span><text:span text:style-name="T11">(unintended consequences)가 발생하는지는 복잡계 이론으로 설명할 수 있습니다. 인간 사회와 생태계는 복잡계입니다. </text:span><text:span text:style-name="T15">썬 마이크로시스템즈의 창업자이자, 컴퓨터 과학자인 빌 조이는 </text:span><text:span text:style-name="T10">복잡계에 대해 </text:span><text:span text:style-name="T15">이렇게 적었습니다.</text:span></text:p>
      <text:p text:style-name="P3"/>
      <text:p text:style-name="P6"><text:span text:style-name="T15"><text:s/>“</text:span>이러한 뜻밖의 일들이 일어나는 원인은 자명한 것으로 생각된다. 관계된 일들은 시스템을 구성하고 있는 부분들 사이에 상호작용이 끊임없이 일어나는 복합적인 시스템들이기 때문이다. 하나의 시스템에 어떤 변화가 생길 때 그 변화는 예측하기 어려운 방식으로 전체 시스템에 큰 영향을 끼치는 것이다. 이것은 인간행동이 관계되어 있을 때 특히 그렇다고 할 수 있다.”<text:span text:style-name="T17">(빌 조이, Why the future doesn’t need us)</text:span></text:p>
      <text:p text:style-name="P6"/>
      <text:p text:style-name="P2">기상학자 에드워드 로렌츠(Edward Lorenz)는 데이터에 아주 약간의 오차만 있어도 복잡계의 예측을 완전히 빗나가게 만든다는 사실을 처음으로 주목한 사람입니다. 이 사실은 “나비 효과”라고 알려졌습니다. 1972년 미국 과학부흥협회(American Association for the Advancement of Science)에서 로렌츠가 “예측가능성: 브라질에 사는 나비의 날갯짓이 텍사스에 토네이도를 일으키는가?”라는 제목을 사용했기 때문입니다. 로렌츠의 연구는 “카오스 이론”이 등장하는 계기가 되었습니다. 카오스 이론은 더욱 구체화되어 “복잡계 이론”이 되었습니다. 나비효과는 “카오스”적 행동의 한 사례입니다. </text:p>
      <text:p text:style-name="P2"/>
      <text:p text:style-name="P7"/>
      <text:p text:style-name="P7">브리태니커 백과사전은 카오스계에 대해 이렇게 서술했습니다.</text:p>
      <text:p text:style-name="P7"/>
      <text:p text:style-name="P7"><text:soft-page-break/>“모든 카오스계는, 시작점의 데이터의 정확도를 늘릴 수록 예측가능성의 지평선은 조금씩 멀어져간다는 특징을 갖고있다. 쉽게 말하자면, 예측가능성의 지평선은 넘을 수 없는 장벽이다. 카오스계로 간주해도 될 만큼 충분히 비선형적인 체계들이 대단히 많다는 사실을 고려하면, 예측은 언제나 예측가능성의 지평선에 의해 좁은 한계에 머물게 되리라는 것은 명백하다. 완전한 이해는… 언제나 잠정적 과정에만 머무를 수 밖에 없으며, 예측과 실제가 크게 빗나갈 때마다 새로운 관측과 실험을 하게될 수 밖에 없다.“</text:p>
      <text:p text:style-name="P7"/>
      <text:p text:style-name="P8"><text:span text:style-name="T15">복잡계만 카오스적 행동을 하는 것은 아닙니다. 브리태니커 백과사전은 카오스적 행동을 하는 순수수학의 사례를 보여줍니다. 로지스틱 사상이 그 사례입니다. </text:span>A와 x<text:span text:style-name="T16">0</text:span>를 0&lt;A&lt;4와 0&lt;x<text:span text:style-name="T16">0</text:span>&lt;1 사이의 임의의 두 숫자로 두고, x<text:span text:style-name="T16">n+1</text:span>=Ax<text:span text:style-name="T16">n</text:span>(1-x<text:span text:style-name="T16">n</text:span>)을 사용해 수열을 만듭니다. A=3.7과 같은 특정 숫자를 A에 집어 넣으면, 수열은 카오스적으로 행동합니다. 선형적으로 증가하는 수열의 값을 예측하기 위해서는, x<text:span text:style-name="T16">0</text:span>를 기하급수적인 정확도로 입력해야합니다. 다시 말해서, 수열의 n번째 항을 예측하기 위해서는, x<text:span text:style-name="T16">0</text:span>의 값을 오차범위 10<text:span text:style-name="T1">-kn</text:span>이내의 정확도로 알고 있어야 합니다. 이는 카오스계의 일반적인 특징입니다. 좁은 범위 내의 예측을 얻기 위해서는 기하급수적으로 정확한 데이터가 필요합니다. </text:p>
      <text:p text:style-name="P8"/>
      <text:p text:style-name="P8">하이젠베르크의 불확정성의 원리에 따르면, 입자의 위치와 운동량을 동시에 정확히 측정할 수 없습니다. 만약 복잡계의 행동을 예측하기 위해 필요한 초기값의 데이터가 아원자 수준의 정확도를 요구한다면, 복잡계의 행동을 예측하는 것은 물리적으로 불가능합니다.</text:p>
      <text:p text:style-name="P8"/>
      <text:p text:style-name="P8">인간 사회와 지구 생태계는 거대한 복잡계이며, 현대의 기술 수준으로는 인간 생태계와 지구 생태계의 모든 변수들과 인과관계를 정확히 파악하는 것은 불가능합니다. 그러면 기술을 열심히 발전시켜서 이 모든 것을 계산할 수 있는 강력한 컴퓨터를 발명하면 인간 사회와 지구 생태계를 의도하지 않은 결과 없이 완벽하게 통제하는게 가능할까요? 불가능합니다. 그렇게 강력한 컴퓨터가 있는 사회는 지금보다 훨씬 복잡도가 높을 것이기 때문입니다. 사회의 복잡도는, 컴퓨터의 성능과 함께 성장하기 때문입니다. 따라서 기술이 아무리 발전한다 한들, 인간 사회와 지구 생태계는 영원히 우리의 통제 너머에 있을 것입니다.</text:p>
      <text:p text:style-name="P8"/>
      <text:p text:style-name="P8">인간이 사회를 완벽하게 통제할 수 없다는 사실에는 전혀 특이할 것도, 새로울 것도 없습니다. 똑똑한 사람들은 옛날부터 이 사실을 잘 알고 있었습니다.</text:p>
      <text:p text:style-name="P8"/>
      <text:p text:style-name="P8">"어떤 정부도 국가를 물리적으로 완벽하게 관리할 수 없었으며… 중앙에서의 결정으로 인해 발생하는 모든 합병증을 예측할 수 없었다." - 로버트 W 서스턴 </text:p>
      <text:p text:style-name="P8"/>
      <text:p text:style-name="P8">“역사는 실패한 노력과, 실현되지 않은 열망과, 실현되었으나 기대했던 것과는 달랐던 소망들의 이야기이다.” - 헨리 키신저</text:p>
      <text:p text:style-name="P8"/>
      <text:p text:style-name="P8">“전체로서의 실제 역사의 경로는 어느 누구의 의도, 계획도 아니다. 문명은 맹목적인 움직임이며, 관계망의 역학의 자율성에 따라 움직인다.” - 노버트 엘리어스</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맑은 고딕" svg:font-family="'맑은 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9T23:31:35.781000000</dc:date>
    <meta:editing-duration>PT3H28M39S</meta:editing-duration>
    <meta:editing-cycles>59</meta:editing-cycles>
    <meta:document-statistic meta:table-count="0" meta:image-count="0" meta:object-count="0" meta:page-count="4" meta:paragraph-count="35" meta:word-count="4457" meta:character-count="5978" meta:non-whitespace-character-count="4730"/>
  </office:meta>
</office:document-meta>
</file>